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145.36pt"/>
    </style:style>
    <style:style style:name="co6" style:family="table-column">
      <style:table-column-properties fo:break-before="auto" style:column-width="166.2pt"/>
    </style:style>
    <style:style style:name="co7" style:family="table-column">
      <style:table-column-properties fo:break-before="auto" style:column-width="124.5pt"/>
    </style:style>
    <style:style style:name="co8" style:family="table-column">
      <style:table-column-properties fo:break-before="auto" style:column-width="121.41pt"/>
    </style:style>
    <style:style style:name="co9" style:family="table-column">
      <style:table-column-properties fo:break-before="auto" style:column-width="114.46pt"/>
    </style:style>
    <style:style style:name="co10" style:family="table-column">
      <style:table-column-properties fo:break-before="auto" style:column-width="111.4pt"/>
    </style:style>
    <style:style style:name="co11" style:family="table-column">
      <style:table-column-properties fo:break-before="auto" style:column-width="135.3pt"/>
    </style:style>
    <style:style style:name="co12" style:family="table-column">
      <style:table-column-properties fo:break-before="auto" style:column-width="113.7pt"/>
    </style:style>
    <style:style style:name="co13" style:family="table-column">
      <style:table-column-properties fo:break-before="auto" style:column-width="115.5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5822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5" style:family="table-cell" style:parent-style-name="Default">
      <style:map style:condition="cell-content()&lt;0.05" style:apply-style-name="Untitled1" style:base-cell-address="ovary_module_DEG_DML_PSGE_overlap_results.J3"/>
    </style:style>
    <style:style style:name="ce6" style:family="table-cell" style:parent-style-name="Default">
      <style:table-cell-properties fo:background-color="#ffe5ca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ee3d3"/>
    </style:style>
    <style:style style:name="ce8" style:family="table-cell" style:parent-style-name="Default">
      <style:map style:condition="cell-content()&lt;0" style:apply-style-name="Bad" style:base-cell-address="ovary_module_DEG_DML_PSGE_overlap_results.R3"/>
      <style:map style:condition="cell-content()&gt;0" style:apply-style-name="Good" style:base-cell-address="ovary_module_DEG_DML_PSGE_overlap_results.R3"/>
    </style:style>
  </office:automatic-styles>
  <office:body>
    <office:spreadsheet>
      <table:calculation-settings table:automatic-find-labels="false" table:use-regular-expressions="false" table:use-wildcards="true"/>
      <table:table table:name="ovary_module_DEG_DML_PSGE_overlap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0" table:default-cell-style-name="ce5"/>
        <table:table-column table:style-name="co13" table:default-cell-style-name="ce8"/>
        <table:table-column table:style-name="co14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DML overlaps</text:p>
          </table:table-cell>
          <table:covered-table-cell table:number-columns-repeated="3"/>
          <table:table-cell table:style-name="ce2" office:value-type="string" calcext:value-type="string" table:number-columns-spanned="2" table:number-rows-spanned="1">
            <text:p>PSGE Overlaps</text:p>
          </table:table-cell>
          <table:covered-table-cell/>
          <table:table-cell table:style-name="ce3" office:value-type="string" calcext:value-type="string">
            <text:p>DEG Overlaps</text:p>
          </table:table-cell>
          <table:table-cell table:style-name="ce4" office:value-type="string" calcext:value-type="string" table:number-columns-spanned="4" table:number-rows-spanned="1">
            <text:p>DMLs Pvalues</text:p>
          </table:table-cell>
          <table:covered-table-cell table:number-columns-repeated="3" table:style-name="Default"/>
          <table:table-cell table:style-name="ce6" office:value-type="string" calcext:value-type="string" table:number-columns-spanned="2" table:number-rows-spanned="1">
            <text:p>PSGE Pvalue</text:p>
          </table:table-cell>
          <table:covered-table-cell table:style-name="Default"/>
          <table:table-cell table:style-name="ce7" office:value-type="string" calcext:value-type="string">
            <text:p>DEG Pvalue</text:p>
          </table:table-cell>
          <table:table-cell table:style-name="Default" office:value-type="string" calcext:value-type="string">
            <text:p>Ovary Status P-value</text:p>
          </table:table-cell>
          <table:table-cell table:style-name="Default" office:value-type="string" calcext:value-type="string">
            <text:p>Ovary status correlation</text:p>
          </table:table-cell>
          <table:table-cell/>
        </table:table-row>
        <table:table-row table:style-name="ro1">
          <table:table-cell office:value-type="string" calcext:value-type="string">
            <text:p>module_name</text:p>
          </table:table-cell>
          <table:table-cell office:value-type="string" calcext:value-type="string">
            <text:p>module_size</text:p>
          </table:table-cell>
          <table:table-cell office:value-type="string" calcext:value-type="string">
            <text:p>active_parent_overlap</text:p>
          </table:table-cell>
          <table:table-cell office:value-type="string" calcext:value-type="string">
            <text:p>active_strain_overlap</text:p>
          </table:table-cell>
          <table:table-cell office:value-type="string" calcext:value-type="string">
            <text:p>sterile_parent_overlap</text:p>
          </table:table-cell>
          <table:table-cell office:value-type="string" calcext:value-type="string">
            <text:p>sterile_strain_overlap</text:p>
          </table:table-cell>
          <table:table-cell office:value-type="string" calcext:value-type="string">
            <text:p>active_PSGE_module_overlap</text:p>
          </table:table-cell>
          <table:table-cell office:value-type="string" calcext:value-type="string">
            <text:p>sterile_PSGE_module_overlap</text:p>
          </table:table-cell>
          <table:table-cell office:value-type="string" calcext:value-type="string">
            <text:p>DEG_reproductive_module_overlap</text:p>
          </table:table-cell>
          <table:table-cell table:style-name="Default" office:value-type="string" calcext:value-type="string">
            <text:p>active_parentDML_pvalue</text:p>
          </table:table-cell>
          <table:table-cell table:style-name="Default" office:value-type="string" calcext:value-type="string">
            <text:p>active_strainDML_pvalue</text:p>
          </table:table-cell>
          <table:table-cell table:style-name="Default" office:value-type="string" calcext:value-type="string">
            <text:p>ster_parentDML_pvalue</text:p>
          </table:table-cell>
          <table:table-cell table:style-name="Default" office:value-type="string" calcext:value-type="string">
            <text:p>ster_strainDML_pvalue</text:p>
          </table:table-cell>
          <table:table-cell table:style-name="Default" office:value-type="string" calcext:value-type="string">
            <text:p>activePSGE_repstat_pvalue</text:p>
          </table:table-cell>
          <table:table-cell table:style-name="Default" office:value-type="string" calcext:value-type="string">
            <text:p>sterilePSGE_repstat_pvalue</text:p>
          </table:table-cell>
          <table:table-cell table:style-name="Default" office:value-type="string" calcext:value-type="string">
            <text:p>DEG_repstat_pvalue</text:p>
          </table:table-cell>
          <table:table-cell table:style-name="Default" office:value-type="string" calcext:value-type="string">
            <text:p>reproductive_pvalue</text:p>
          </table:table-cell>
          <table:table-cell table:style-name="Default" office:value-type="string" calcext:value-type="string">
            <text:p>ovary_correlation</text:p>
          </table:table-cell>
          <table:table-cell office:value-type="string" calcext:value-type="string">
            <text:p>Sum_signficant</text:p>
          </table:table-cell>
        </table:table-row>
        <table:table-row table:style-name="ro1">
          <table:table-cell office:value-type="string" calcext:value-type="string">
            <text:p>ME4</text:p>
          </table:table-cell>
          <table:table-cell office:value-type="float" office:value="1297" calcext:value-type="float">
            <text:p>129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0.916329117873477" calcext:value-type="float">
            <text:p>0.916329117873477</text:p>
          </table:table-cell>
          <table:table-cell office:value-type="float" office:value="0.123869049337192" calcext:value-type="float">
            <text:p>0.123869049337192</text:p>
          </table:table-cell>
          <table:table-cell office:value-type="float" office:value="0.00775096574727296" calcext:value-type="float">
            <text:p>0.007750965747273</text:p>
          </table:table-cell>
          <table:table-cell office:value-type="float" office:value="0.0312275351136022" calcext:value-type="float">
            <text:p>0.031227535113602</text:p>
          </table:table-cell>
          <table:table-cell office:value-type="float" office:value="0.00000000961550483680185" calcext:value-type="float">
            <text:p>9.61550483680185E-09</text:p>
          </table:table-cell>
          <table:table-cell office:value-type="float" office:value="0.0000351871734507458" calcext:value-type="float">
            <text:p>3.51871734507458E-05</text:p>
          </table:table-cell>
          <table:table-cell office:value-type="float" office:value="0.0000043733317405259" calcext:value-type="float">
            <text:p>4.3733317405259E-06</text:p>
          </table:table-cell>
          <table:table-cell office:value-type="float" office:value="0.000497821233677491" calcext:value-type="float">
            <text:p>0.000497821233677</text:p>
          </table:table-cell>
          <table:table-cell office:value-type="float" office:value="-0.257032895754311" calcext:value-type="float">
            <text:p>-0.257032895754311</text:p>
          </table:table-cell>
          <table:table-cell table:formula="of:=COUNTIF([.J3:.Q3];&quot;&lt;0.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3</text:p>
          </table:table-cell>
          <table:table-cell office:value-type="float" office:value="1409" calcext:value-type="float">
            <text:p>140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1" calcext:value-type="float">
            <text:p>381</text:p>
          </table:table-cell>
          <table:table-cell office:value-type="float" office:value="0.611964111269207" calcext:value-type="float">
            <text:p>0.611964111269207</text:p>
          </table:table-cell>
          <table:table-cell office:value-type="float" office:value="0.997031121047852" calcext:value-type="float">
            <text:p>0.997031121047852</text:p>
          </table:table-cell>
          <table:table-cell office:value-type="float" office:value="0.00460184009795617" calcext:value-type="float">
            <text:p>0.004601840097956</text:p>
          </table:table-cell>
          <table:table-cell office:value-type="float" office:value="0.103558355529943" calcext:value-type="float">
            <text:p>0.103558355529943</text:p>
          </table:table-cell>
          <table:table-cell office:value-type="float" office:value="0.019671955757488" calcext:value-type="float">
            <text:p>0.019671955757488</text:p>
          </table:table-cell>
          <table:table-cell office:value-type="float" office:value="0.000080029328649811" calcext:value-type="float">
            <text:p>8.0029328649811E-05</text:p>
          </table:table-cell>
          <table:table-cell office:value-type="float" office:value="0.00000178973307163321" calcext:value-type="float">
            <text:p>1.78973307163321E-06</text:p>
          </table:table-cell>
          <table:table-cell office:value-type="float" office:value="0.0000767143911087111" calcext:value-type="float">
            <text:p>7.67143911087111E-05</text:p>
          </table:table-cell>
          <table:table-cell office:value-type="float" office:value="-0.236390470820933" calcext:value-type="float">
            <text:p>-0.236390470820933</text:p>
          </table:table-cell>
          <table:table-cell table:formula="of:=COUNTIF([.J4:.Q4];&quot;&lt;0.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2158" calcext:value-type="float">
            <text:p>2158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083" calcext:value-type="float">
            <text:p>1083</text:p>
          </table:table-cell>
          <table:table-cell office:value-type="float" office:value="0.000159732528476342" calcext:value-type="float">
            <text:p>0.000159732528476</text:p>
          </table:table-cell>
          <table:table-cell office:value-type="float" office:value="0.000236015851232896" calcext:value-type="float">
            <text:p>0.000236015851233</text:p>
          </table:table-cell>
          <table:table-cell office:value-type="float" office:value="0.410817502592231" calcext:value-type="float">
            <text:p>0.410817502592231</text:p>
          </table:table-cell>
          <table:table-cell office:value-type="float" office:value="0.13198269774221" calcext:value-type="float">
            <text:p>0.13198269774221</text:p>
          </table:table-cell>
          <table:table-cell office:value-type="float" office:value="0.0356890524905533" calcext:value-type="float">
            <text:p>0.035689052490553</text:p>
          </table:table-cell>
          <table:table-cell office:value-type="float" office:value="0.736312249886198" calcext:value-type="float">
            <text:p>0.736312249886198</text:p>
          </table:table-cell>
          <table:table-cell office:value-type="float" office:value="0" calcext:value-type="float">
            <text:p>0</text:p>
          </table:table-cell>
          <table:table-cell office:value-type="float" office:value="0.000151770721430906" calcext:value-type="float">
            <text:p>0.000151770721431</text:p>
          </table:table-cell>
          <table:table-cell office:value-type="float" office:value="0.24843571784852" calcext:value-type="float">
            <text:p>0.24843571784852</text:p>
          </table:table-cell>
          <table:table-cell table:formula="of:=COUNTIF([.J5:.Q5];&quot;&lt;0.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16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470550286263" calcext:value-type="float">
            <text:p>0.1470550286263</text:p>
          </table:table-cell>
          <table:table-cell office:value-type="float" office:value="0.00196307043092192" calcext:value-type="float">
            <text:p>0.001963070430922</text:p>
          </table:table-cell>
          <table:table-cell office:value-type="float" office:value="0.0982683037103813" calcext:value-type="float">
            <text:p>0.098268303710381</text:p>
          </table:table-cell>
          <table:table-cell office:value-type="float" office:value="0.568468212798182" calcext:value-type="float">
            <text:p>0.568468212798182</text:p>
          </table:table-cell>
          <table:table-cell office:value-type="float" office:value="0.0421115595460898" calcext:value-type="float">
            <text:p>0.04211155954609</text:p>
          </table:table-cell>
          <table:table-cell office:value-type="float" office:value="0.0177496137662465" calcext:value-type="float">
            <text:p>0.017749613766247</text:p>
          </table:table-cell>
          <table:table-cell office:value-type="float" office:value="1" calcext:value-type="float">
            <text:p>1</text:p>
          </table:table-cell>
          <table:table-cell office:value-type="float" office:value="0.315697329483014" calcext:value-type="float">
            <text:p>0.315697329483014</text:p>
          </table:table-cell>
          <table:table-cell office:value-type="float" office:value="-0.0874713689913637" calcext:value-type="float">
            <text:p>-0.087471368991364</text:p>
          </table:table-cell>
          <table:table-cell table:formula="of:=COUNTIF([.J6:.Q6];&quot;&lt;0.05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1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451901034373031" calcext:value-type="float">
            <text:p>0.451901034373031</text:p>
          </table:table-cell>
          <table:table-cell office:value-type="float" office:value="0.719561753459263" calcext:value-type="float">
            <text:p>0.719561753459263</text:p>
          </table:table-cell>
          <table:table-cell office:value-type="float" office:value="0.213313725757302" calcext:value-type="float">
            <text:p>0.213313725757302</text:p>
          </table:table-cell>
          <table:table-cell office:value-type="float" office:value="0.0541873755437081" calcext:value-type="float">
            <text:p>0.054187375543708</text:p>
          </table:table-cell>
          <table:table-cell office:value-type="float" office:value="0.685077001939938" calcext:value-type="float">
            <text:p>0.685077001939938</text:p>
          </table:table-cell>
          <table:table-cell office:value-type="float" office:value="0.239247982215222" calcext:value-type="float">
            <text:p>0.239247982215222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41516411501608" calcext:value-type="float">
            <text:p>4.1516411501608E-05</text:p>
          </table:table-cell>
          <table:table-cell office:value-type="float" office:value="-0.291389744366385" calcext:value-type="float">
            <text:p>-0.291389744366385</text:p>
          </table:table-cell>
          <table:table-cell table:formula="of:=COUNTIF([.J7:.Q7];&quot;&lt;0.05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6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3" calcext:value-type="float">
            <text:p>313</text:p>
          </table:table-cell>
          <table:table-cell office:value-type="float" office:value="0.198507214790015" calcext:value-type="float">
            <text:p>0.198507214790015</text:p>
          </table:table-cell>
          <table:table-cell office:value-type="float" office:value="0.102833287626403" calcext:value-type="float">
            <text:p>0.102833287626403</text:p>
          </table:table-cell>
          <table:table-cell office:value-type="float" office:value="0.152941238377601" calcext:value-type="float">
            <text:p>0.152941238377601</text:p>
          </table:table-cell>
          <table:table-cell office:value-type="float" office:value="0.688994876423226" calcext:value-type="float">
            <text:p>0.688994876423226</text:p>
          </table:table-cell>
          <table:table-cell office:value-type="float" office:value="0.992776084081138" calcext:value-type="float">
            <text:p>0.992776084081138</text:p>
          </table:table-cell>
          <table:table-cell office:value-type="float" office:value="0.566716357692848" calcext:value-type="float">
            <text:p>0.566716357692848</text:p>
          </table:table-cell>
          <table:table-cell office:value-type="float" office:value="0.000000424994474612639" calcext:value-type="float">
            <text:p>4.24994474612639E-07</text:p>
          </table:table-cell>
          <table:table-cell office:value-type="float" office:value="0.00533866124809723" calcext:value-type="float">
            <text:p>0.005338661248097</text:p>
          </table:table-cell>
          <table:table-cell office:value-type="float" office:value="0.217248407423294" calcext:value-type="float">
            <text:p>0.217248407423294</text:p>
          </table:table-cell>
          <table:table-cell table:formula="of:=COUNTIF([.J8:.Q8];&quot;&lt;0.05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8</text:p>
          </table:table-cell>
          <table:table-cell office:value-type="float" office:value="568" calcext:value-type="float">
            <text:p>56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498620152008982" calcext:value-type="float">
            <text:p>0.498620152008982</text:p>
          </table:table-cell>
          <table:table-cell office:value-type="float" office:value="0.0190419118382124" calcext:value-type="float">
            <text:p>0.019041911838212</text:p>
          </table:table-cell>
          <table:table-cell office:value-type="float" office:value="0.28409052331002" calcext:value-type="float">
            <text:p>0.28409052331002</text:p>
          </table:table-cell>
          <table:table-cell office:value-type="float" office:value="0.334451327784056" calcext:value-type="float">
            <text:p>0.334451327784056</text:p>
          </table:table-cell>
          <table:table-cell office:value-type="float" office:value="0.00796864043790335" calcext:value-type="float">
            <text:p>0.007968640437903</text:p>
          </table:table-cell>
          <table:table-cell office:value-type="float" office:value="0.978328810767974" calcext:value-type="float">
            <text:p>0.978328810767974</text:p>
          </table:table-cell>
          <table:table-cell office:value-type="float" office:value="1" calcext:value-type="float">
            <text:p>1</text:p>
          </table:table-cell>
          <table:table-cell office:value-type="float" office:value="0.772256749245077" calcext:value-type="float">
            <text:p>0.772256749245077</text:p>
          </table:table-cell>
          <table:table-cell office:value-type="float" office:value="0.0233308903679784" calcext:value-type="float">
            <text:p>0.023330890367978</text:p>
          </table:table-cell>
          <table:table-cell table:formula="of:=COUNTIF([.J9:.Q9];&quot;&lt;0.05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12</text:p>
          </table:table-cell>
          <table:table-cell office:value-type="float" office:value="394" calcext:value-type="float">
            <text:p>39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426710966489318" calcext:value-type="float">
            <text:p>0.042671096648932</text:p>
          </table:table-cell>
          <table:table-cell office:value-type="float" office:value="0.00342491032876069" calcext:value-type="float">
            <text:p>0.003424910328761</text:p>
          </table:table-cell>
          <table:table-cell office:value-type="float" office:value="0.730588579851207" calcext:value-type="float">
            <text:p>0.730588579851207</text:p>
          </table:table-cell>
          <table:table-cell office:value-type="float" office:value="0.872917405447632" calcext:value-type="float">
            <text:p>0.872917405447632</text:p>
          </table:table-cell>
          <table:table-cell office:value-type="float" office:value="0.998193690926133" calcext:value-type="float">
            <text:p>0.998193690926133</text:p>
          </table:table-cell>
          <table:table-cell office:value-type="float" office:value="0.994177965763903" calcext:value-type="float">
            <text:p>0.994177965763903</text:p>
          </table:table-cell>
          <table:table-cell office:value-type="float" office:value="1" calcext:value-type="float">
            <text:p>1</text:p>
          </table:table-cell>
          <table:table-cell office:value-type="float" office:value="0.742238467447537" calcext:value-type="float">
            <text:p>0.742238467447537</text:p>
          </table:table-cell>
          <table:table-cell office:value-type="float" office:value="0.0283813626104705" calcext:value-type="float">
            <text:p>0.028381362610471</text:p>
          </table:table-cell>
          <table:table-cell table:formula="of:=COUNTIF([.J10:.Q10];&quot;&lt;0.05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20</text:p>
          </table:table-cell>
          <table:table-cell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94813662348236" calcext:value-type="float">
            <text:p>0.394813662348236</text:p>
          </table:table-cell>
          <table:table-cell office:value-type="float" office:value="0.654202237326571" calcext:value-type="float">
            <text:p>0.654202237326571</text:p>
          </table:table-cell>
          <table:table-cell office:value-type="float" office:value="0.181589834773949" calcext:value-type="float">
            <text:p>0.181589834773949</text:p>
          </table:table-cell>
          <table:table-cell office:value-type="float" office:value="0.270355184256595" calcext:value-type="float">
            <text:p>0.270355184256595</text:p>
          </table:table-cell>
          <table:table-cell office:value-type="float" office:value="0.619030946382778" calcext:value-type="float">
            <text:p>0.619030946382778</text:p>
          </table:table-cell>
          <table:table-cell office:value-type="float" office:value="0.544446964472531" calcext:value-type="float">
            <text:p>0.544446964472531</text:p>
          </table:table-cell>
          <table:table-cell office:value-type="float" office:value="0.00000000248362819199599" calcext:value-type="float">
            <text:p>2.48362819199599E-09</text:p>
          </table:table-cell>
          <table:table-cell office:value-type="float" office:value="0.000878075473237854" calcext:value-type="float">
            <text:p>0.000878075473238</text:p>
          </table:table-cell>
          <table:table-cell office:value-type="float" office:value="0.229418865144064" calcext:value-type="float">
            <text:p>0.229418865144064</text:p>
          </table:table-cell>
          <table:table-cell table:formula="of:=COUNTIF([.J11:.Q11];&quot;&lt;0.05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10</text:p>
          </table:table-cell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50324373040789" calcext:value-type="float">
            <text:p>0.50324373040789</text:p>
          </table:table-cell>
          <table:table-cell office:value-type="float" office:value="0.790094358896339" calcext:value-type="float">
            <text:p>0.790094358896339</text:p>
          </table:table-cell>
          <table:table-cell office:value-type="float" office:value="0.776400017434151" calcext:value-type="float">
            <text:p>0.776400017434151</text:p>
          </table:table-cell>
          <table:table-cell office:value-type="float" office:value="0.199473772830255" calcext:value-type="float">
            <text:p>0.199473772830255</text:p>
          </table:table-cell>
          <table:table-cell office:value-type="float" office:value="0.167409425256333" calcext:value-type="float">
            <text:p>0.167409425256333</text:p>
          </table:table-cell>
          <table:table-cell office:value-type="float" office:value="0.350397303806685" calcext:value-type="float">
            <text:p>0.350397303806685</text:p>
          </table:table-cell>
          <table:table-cell office:value-type="float" office:value="0.999988154622251" calcext:value-type="float">
            <text:p>0.999988154622251</text:p>
          </table:table-cell>
          <table:table-cell office:value-type="float" office:value="0.0151180708223535" calcext:value-type="float">
            <text:p>0.015118070822354</text:p>
          </table:table-cell>
          <table:table-cell office:value-type="float" office:value="-0.181291110046437" calcext:value-type="float">
            <text:p>-0.181291110046437</text:p>
          </table:table-cell>
          <table:table-cell table:formula="of:=COUNTIF([.J12:.Q12];&quot;&lt;0.0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527678674925492" calcext:value-type="float">
            <text:p>0.527678674925492</text:p>
          </table:table-cell>
          <table:table-cell office:value-type="float" office:value="0.466521280537019" calcext:value-type="float">
            <text:p>0.466521280537019</text:p>
          </table:table-cell>
          <table:table-cell office:value-type="float" office:value="0.258660622626408" calcext:value-type="float">
            <text:p>0.258660622626408</text:p>
          </table:table-cell>
          <table:table-cell office:value-type="float" office:value="0.375476604996622" calcext:value-type="float">
            <text:p>0.375476604996622</text:p>
          </table:table-cell>
          <table:table-cell office:value-type="float" office:value="0.0544906044542208" calcext:value-type="float">
            <text:p>0.054490604454221</text:p>
          </table:table-cell>
          <table:table-cell office:value-type="float" office:value="0.0291288056360129" calcext:value-type="float">
            <text:p>0.029128805636013</text:p>
          </table:table-cell>
          <table:table-cell office:value-type="float" office:value="0.999999620795455" calcext:value-type="float">
            <text:p>0.999999620795455</text:p>
          </table:table-cell>
          <table:table-cell office:value-type="float" office:value="0.0749980370599001" calcext:value-type="float">
            <text:p>0.0749980370599</text:p>
          </table:table-cell>
          <table:table-cell office:value-type="float" office:value="-0.127717343022655" calcext:value-type="float">
            <text:p>-0.127717343022655</text:p>
          </table:table-cell>
          <table:table-cell table:formula="of:=COUNTIF([.J13:.Q13];&quot;&lt;0.0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11</text:p>
          </table:table-cell>
          <table:table-cell office:value-type="float" office:value="441" calcext:value-type="float">
            <text:p>44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280363771252072" calcext:value-type="float">
            <text:p>0.028036377125207</text:p>
          </table:table-cell>
          <table:table-cell office:value-type="float" office:value="0.0793655084604166" calcext:value-type="float">
            <text:p>0.079365508460417</text:p>
          </table:table-cell>
          <table:table-cell office:value-type="float" office:value="0.174291225963894" calcext:value-type="float">
            <text:p>0.174291225963894</text:p>
          </table:table-cell>
          <table:table-cell office:value-type="float" office:value="0.0760182985790678" calcext:value-type="float">
            <text:p>0.076018298579068</text:p>
          </table:table-cell>
          <table:table-cell office:value-type="float" office:value="0.825182463021099" calcext:value-type="float">
            <text:p>0.825182463021099</text:p>
          </table:table-cell>
          <table:table-cell office:value-type="float" office:value="0.668904750984538" calcext:value-type="float">
            <text:p>0.668904750984538</text:p>
          </table:table-cell>
          <table:table-cell office:value-type="float" office:value="1" calcext:value-type="float">
            <text:p>1</text:p>
          </table:table-cell>
          <table:table-cell office:value-type="float" office:value="0.673419558730469" calcext:value-type="float">
            <text:p>0.673419558730469</text:p>
          </table:table-cell>
          <table:table-cell office:value-type="float" office:value="0.0360677777021874" calcext:value-type="float">
            <text:p>0.036067777702187</text:p>
          </table:table-cell>
          <table:table-cell table:formula="of:=COUNTIF([.J14:.Q14];&quot;&lt;0.0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13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20313939381912" calcext:value-type="float">
            <text:p>0.220313939381912</text:p>
          </table:table-cell>
          <table:table-cell office:value-type="float" office:value="0.749255442510679" calcext:value-type="float">
            <text:p>0.749255442510679</text:p>
          </table:table-cell>
          <table:table-cell office:value-type="float" office:value="0.0709939898574276" calcext:value-type="float">
            <text:p>0.070993989857428</text:p>
          </table:table-cell>
          <table:table-cell office:value-type="float" office:value="0.0644326005367277" calcext:value-type="float">
            <text:p>0.064432600536728</text:p>
          </table:table-cell>
          <table:table-cell office:value-type="float" office:value="0.679985735103247" calcext:value-type="float">
            <text:p>0.679985735103247</text:p>
          </table:table-cell>
          <table:table-cell office:value-type="float" office:value="0.322776032323544" calcext:value-type="float">
            <text:p>0.322776032323544</text:p>
          </table:table-cell>
          <table:table-cell office:value-type="float" office:value="1" calcext:value-type="float">
            <text:p>1</text:p>
          </table:table-cell>
          <table:table-cell office:value-type="float" office:value="0.649200436646746" calcext:value-type="float">
            <text:p>0.649200436646746</text:p>
          </table:table-cell>
          <table:table-cell office:value-type="float" office:value="0.0317546955741887" calcext:value-type="float">
            <text:p>0.031754695574189</text:p>
          </table:table-cell>
          <table:table-cell table:formula="of:=COUNTIF([.J15:.Q15];&quot;&lt;0.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14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603279700887108" calcext:value-type="float">
            <text:p>0.603279700887108</text:p>
          </table:table-cell>
          <table:table-cell office:value-type="float" office:value="0.421261811026366" calcext:value-type="float">
            <text:p>0.421261811026366</text:p>
          </table:table-cell>
          <table:table-cell office:value-type="float" office:value="0.193342373805087" calcext:value-type="float">
            <text:p>0.193342373805087</text:p>
          </table:table-cell>
          <table:table-cell office:value-type="float" office:value="0.133978593694862" calcext:value-type="float">
            <text:p>0.133978593694862</text:p>
          </table:table-cell>
          <table:table-cell office:value-type="float" office:value="0.191509086918209" calcext:value-type="float">
            <text:p>0.191509086918209</text:p>
          </table:table-cell>
          <table:table-cell office:value-type="float" office:value="0.388159099656037" calcext:value-type="float">
            <text:p>0.388159099656037</text:p>
          </table:table-cell>
          <table:table-cell office:value-type="float" office:value="0.999999999986483" calcext:value-type="float">
            <text:p>0.999999999986483</text:p>
          </table:table-cell>
          <table:table-cell office:value-type="float" office:value="0.205987283452907" calcext:value-type="float">
            <text:p>0.205987283452907</text:p>
          </table:table-cell>
          <table:table-cell office:value-type="float" office:value="0.108601199791462" calcext:value-type="float">
            <text:p>0.108601199791462</text:p>
          </table:table-cell>
          <table:table-cell table:formula="of:=COUNTIF([.J16:.Q16];&quot;&lt;0.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19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42771280789823" calcext:value-type="float">
            <text:p>0.442771280789823</text:p>
          </table:table-cell>
          <table:table-cell office:value-type="float" office:value="0.709592792967138" calcext:value-type="float">
            <text:p>0.709592792967138</text:p>
          </table:table-cell>
          <table:table-cell office:value-type="float" office:value="0.208111075117915" calcext:value-type="float">
            <text:p>0.208111075117915</text:p>
          </table:table-cell>
          <table:table-cell office:value-type="float" office:value="0.307199389816789" calcext:value-type="float">
            <text:p>0.307199389816789</text:p>
          </table:table-cell>
          <table:table-cell office:value-type="float" office:value="0.674919660660028" calcext:value-type="float">
            <text:p>0.674919660660028</text:p>
          </table:table-cell>
          <table:table-cell office:value-type="float" office:value="0.599681916015913" calcext:value-type="float">
            <text:p>0.599681916015913</text:p>
          </table:table-cell>
          <table:table-cell office:value-type="float" office:value="0.999999981845909" calcext:value-type="float">
            <text:p>0.999999981845909</text:p>
          </table:table-cell>
          <table:table-cell office:value-type="float" office:value="0.971939309241041" calcext:value-type="float">
            <text:p>0.971939309241041</text:p>
          </table:table-cell>
          <table:table-cell office:value-type="float" office:value="0.00308497145231276" calcext:value-type="float">
            <text:p>0.003084971452313</text:p>
          </table:table-cell>
          <table:table-cell table:formula="of:=COUNTIF([.J17:.Q17];&quot;&lt;0.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9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02921686053554" calcext:value-type="float">
            <text:p>0.902921686053554</text:p>
          </table:table-cell>
          <table:table-cell office:value-type="float" office:value="0.425532698775968" calcext:value-type="float">
            <text:p>0.425532698775968</text:p>
          </table:table-cell>
          <table:table-cell office:value-type="float" office:value="0.460564460616418" calcext:value-type="float">
            <text:p>0.460564460616418</text:p>
          </table:table-cell>
          <table:table-cell office:value-type="float" office:value="0.703869735417424" calcext:value-type="float">
            <text:p>0.703869735417424</text:p>
          </table:table-cell>
          <table:table-cell office:value-type="float" office:value="0.941220125124712" calcext:value-type="float">
            <text:p>0.941220125124712</text:p>
          </table:table-cell>
          <table:table-cell office:value-type="float" office:value="0.725768092458527" calcext:value-type="float">
            <text:p>0.725768092458527</text:p>
          </table:table-cell>
          <table:table-cell office:value-type="float" office:value="1" calcext:value-type="float">
            <text:p>1</text:p>
          </table:table-cell>
          <table:table-cell office:value-type="float" office:value="0.66622610860098" calcext:value-type="float">
            <text:p>0.66622610860098</text:p>
          </table:table-cell>
          <table:table-cell office:value-type="float" office:value="-0.0315973025417018" calcext:value-type="float">
            <text:p>-0.031597302541702</text:p>
          </table:table-cell>
          <table:table-cell table:formula="of:=COUNTIF([.J18:.Q18];&quot;&lt;0.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2388366031743" calcext:value-type="float">
            <text:p>0.262388366031743</text:p>
          </table:table-cell>
          <table:table-cell office:value-type="float" office:value="0.132975747791787" calcext:value-type="float">
            <text:p>0.132975747791787</text:p>
          </table:table-cell>
          <table:table-cell office:value-type="float" office:value="0.114351297047644" calcext:value-type="float">
            <text:p>0.114351297047644</text:p>
          </table:table-cell>
          <table:table-cell office:value-type="float" office:value="0.173872072446111" calcext:value-type="float">
            <text:p>0.173872072446111</text:p>
          </table:table-cell>
          <table:table-cell office:value-type="float" office:value="0.113863362192353" calcext:value-type="float">
            <text:p>0.113863362192353</text:p>
          </table:table-cell>
          <table:table-cell office:value-type="float" office:value="0.0808115523072073" calcext:value-type="float">
            <text:p>0.080811552307207</text:p>
          </table:table-cell>
          <table:table-cell office:value-type="float" office:value="0.999906236290532" calcext:value-type="float">
            <text:p>0.999906236290532</text:p>
          </table:table-cell>
          <table:table-cell office:value-type="float" office:value="0.482785774084509" calcext:value-type="float">
            <text:p>0.482785774084509</text:p>
          </table:table-cell>
          <table:table-cell office:value-type="float" office:value="0.0383889168909855" calcext:value-type="float">
            <text:p>0.038388916890986</text:p>
          </table:table-cell>
          <table:table-cell table:formula="of:=COUNTIF([.J19:.Q19];&quot;&lt;0.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15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651727624332665" calcext:value-type="float">
            <text:p>0.065172762433267</text:p>
          </table:table-cell>
          <table:table-cell office:value-type="float" office:value="0.100440968894362" calcext:value-type="float">
            <text:p>0.100440968894362</text:p>
          </table:table-cell>
          <table:table-cell office:value-type="float" office:value="0.45703821395518" calcext:value-type="float">
            <text:p>0.45703821395518</text:p>
          </table:table-cell>
          <table:table-cell office:value-type="float" office:value="0.0697399948193678" calcext:value-type="float">
            <text:p>0.069739994819368</text:p>
          </table:table-cell>
          <table:table-cell office:value-type="float" office:value="0.556460406918029" calcext:value-type="float">
            <text:p>0.556460406918029</text:p>
          </table:table-cell>
          <table:table-cell office:value-type="float" office:value="0.21187773343842" calcext:value-type="float">
            <text:p>0.21187773343842</text:p>
          </table:table-cell>
          <table:table-cell office:value-type="float" office:value="0.999999978351433" calcext:value-type="float">
            <text:p>0.999999978351433</text:p>
          </table:table-cell>
          <table:table-cell office:value-type="float" office:value="0.131160646860522" calcext:value-type="float">
            <text:p>0.131160646860522</text:p>
          </table:table-cell>
          <table:table-cell office:value-type="float" office:value="-0.128612559762017" calcext:value-type="float">
            <text:p>-0.128612559762017</text:p>
          </table:table-cell>
          <table:table-cell table:formula="of:=COUNTIF([.J20:.Q20];&quot;&lt;0.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2</text:p>
          </table:table-cell>
          <table:table-cell office:value-type="float" office:value="1418" calcext:value-type="float">
            <text:p>14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6" calcext:value-type="float">
            <text:p>276</text:p>
          </table:table-cell>
          <table:table-cell office:value-type="float" office:value="0.905802303848165" calcext:value-type="float">
            <text:p>0.905802303848165</text:p>
          </table:table-cell>
          <table:table-cell office:value-type="float" office:value="0.999948729211385" calcext:value-type="float">
            <text:p>0.999948729211385</text:p>
          </table:table-cell>
          <table:table-cell office:value-type="float" office:value="0.954717714141027" calcext:value-type="float">
            <text:p>0.954717714141027</text:p>
          </table:table-cell>
          <table:table-cell office:value-type="float" office:value="0.943128988677057" calcext:value-type="float">
            <text:p>0.943128988677057</text:p>
          </table:table-cell>
          <table:table-cell office:value-type="float" office:value="0.941327136975427" calcext:value-type="float">
            <text:p>0.941327136975427</text:p>
          </table:table-cell>
          <table:table-cell office:value-type="float" office:value="0.268380501667263" calcext:value-type="float">
            <text:p>0.268380501667263</text:p>
          </table:table-cell>
          <table:table-cell office:value-type="float" office:value="0.994897371541676" calcext:value-type="float">
            <text:p>0.994897371541676</text:p>
          </table:table-cell>
          <table:table-cell office:value-type="float" office:value="0.0591651992144071" calcext:value-type="float">
            <text:p>0.059165199214407</text:p>
          </table:table-cell>
          <table:table-cell office:value-type="float" office:value="-0.159587501007167" calcext:value-type="float">
            <text:p>-0.159587501007167</text:p>
          </table:table-cell>
          <table:table-cell table:formula="of:=COUNTIF([.J21:.Q21];&quot;&lt;0.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5</text:p>
          </table:table-cell>
          <table:table-cell office:value-type="float" office:value="1129" calcext:value-type="float">
            <text:p>112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715395409589421" calcext:value-type="float">
            <text:p>0.715395409589421</text:p>
          </table:table-cell>
          <table:table-cell office:value-type="float" office:value="0.928230268928166" calcext:value-type="float">
            <text:p>0.928230268928166</text:p>
          </table:table-cell>
          <table:table-cell office:value-type="float" office:value="0.894706776995169" calcext:value-type="float">
            <text:p>0.894706776995169</text:p>
          </table:table-cell>
          <table:table-cell office:value-type="float" office:value="0.98327816156997" calcext:value-type="float">
            <text:p>0.98327816156997</text:p>
          </table:table-cell>
          <table:table-cell office:value-type="float" office:value="0.999998312087259" calcext:value-type="float">
            <text:p>0.999998312087259</text:p>
          </table:table-cell>
          <table:table-cell office:value-type="float" office:value="0.999995733681218" calcext:value-type="float">
            <text:p>0.999995733681218</text:p>
          </table:table-cell>
          <table:table-cell office:value-type="float" office:value="1" calcext:value-type="float">
            <text:p>1</text:p>
          </table:table-cell>
          <table:table-cell office:value-type="float" office:value="0.0553130128826901" calcext:value-type="float">
            <text:p>0.05531301288269</text:p>
          </table:table-cell>
          <table:table-cell office:value-type="float" office:value="0.157755096558128" calcext:value-type="float">
            <text:p>0.157755096558128</text:p>
          </table:table-cell>
          <table:table-cell table:formula="of:=COUNTIF([.J22:.Q22];&quot;&lt;0.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7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8997198530985" calcext:value-type="float">
            <text:p>0.98997198530985</text:p>
          </table:table-cell>
          <table:table-cell office:value-type="float" office:value="0.999519715886134" calcext:value-type="float">
            <text:p>0.999519715886134</text:p>
          </table:table-cell>
          <table:table-cell office:value-type="float" office:value="0.930178779609011" calcext:value-type="float">
            <text:p>0.930178779609011</text:p>
          </table:table-cell>
          <table:table-cell office:value-type="float" office:value="0.380483947908941" calcext:value-type="float">
            <text:p>0.380483947908941</text:p>
          </table:table-cell>
          <table:table-cell office:value-type="float" office:value="0.999721837972642" calcext:value-type="float">
            <text:p>0.999721837972642</text:p>
          </table:table-cell>
          <table:table-cell office:value-type="float" office:value="0.991883675166135" calcext:value-type="float">
            <text:p>0.991883675166135</text:p>
          </table:table-cell>
          <table:table-cell office:value-type="float" office:value="1" calcext:value-type="float">
            <text:p>1</text:p>
          </table:table-cell>
          <table:table-cell office:value-type="float" office:value="0.683119258557824" calcext:value-type="float">
            <text:p>0.683119258557824</text:p>
          </table:table-cell>
          <table:table-cell office:value-type="float" office:value="-0.0336104900505888" calcext:value-type="float">
            <text:p>-0.033610490050589</text:p>
          </table:table-cell>
          <table:table-cell table:formula="of:=COUNTIF([.J23:.Q23];&quot;&lt;0.05&quot;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12836" calcext:value-type="float">
            <text:p>12836</text:p>
          </table:table-cell>
          <table:table-cell office:value-type="float" office:value="104" calcext:value-type="float">
            <text:p>104</text:p>
          </table:table-cell>
          <table:table-cell office:value-type="float" office:value="220" calcext:value-type="float">
            <text:p>220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99" calcext:value-type="float">
            <text:p>199</text:p>
          </table:table-cell>
          <table:table-cell office:value-type="float" office:value="164" calcext:value-type="float">
            <text:p>164</text:p>
          </table:table-cell>
          <table:table-cell office:value-type="float" office:value="2707" calcext:value-type="float">
            <text:p>270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NA</text:p>
          </table:table-cell>
          <table:table-cell/>
        </table:table-row>
        <calcext:conditional-formats>
          <calcext:conditional-format calcext:target-range-address="ovary_module_DEG_DML_PSGE_overlap_results.R3:ovary_module_DEG_DML_PSGE_overlap_results.R23">
            <calcext:condition calcext:apply-style-name="Bad" calcext:value="&lt;0" calcext:base-cell-address="ovary_module_DEG_DML_PSGE_overlap_results.R3"/>
            <calcext:condition calcext:apply-style-name="Good" calcext:value="&gt;0" calcext:base-cell-address="ovary_module_DEG_DML_PSGE_overlap_results.R3"/>
          </calcext:conditional-format>
          <calcext:conditional-format calcext:target-range-address="ovary_module_DEG_DML_PSGE_overlap_results.J3:ovary_module_DEG_DML_PSGE_overlap_results.Q23">
            <calcext:condition calcext:apply-style-name="Untitled1" calcext:value="&lt;0.05" calcext:base-cell-address="ovary_module_DEG_DML_PSGE_overlap_results.J3"/>
          </calcext:conditional-format>
        </calcext:conditional-formats>
      </table:table>
      <table:named-expressions/>
      <table:database-ranges>
        <table:database-range table:name="__Anonymous_Sheet_DB__0" table:target-range-address="ovary_module_DEG_DML_PSGE_overlap_results.A2:ovary_module_DEG_DML_PSGE_overlap_results.S23">
          <table:sort>
            <table:sort-by table:field-number="1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dfcce4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7:20:58.476635577</dc:date>
    <meta:editing-duration>PT23M59S</meta:editing-duration>
    <meta:editing-cycles>3</meta:editing-cycles>
    <meta:generator>LibreOffice/6.0.7.3$Linux_X86_64 LibreOffice_project/00m0$Build-3</meta:generator>
    <meta:document-statistic meta:table-count="1" meta:cell-count="444" meta:object-count="0"/>
  </office:meta>
</office:document-meta>
</file>